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cfde" officeooo:paragraph-rsid="000ccfde"/>
    </style:style>
    <style:style style:name="P2" style:family="paragraph" style:parent-style-name="Standard" style:list-style-name="L7">
      <style:text-properties officeooo:rsid="000ccfde" officeooo:paragraph-rsid="000ccfde"/>
    </style:style>
    <style:style style:name="P3" style:family="paragraph" style:parent-style-name="Standard" style:list-style-name="L8">
      <style:text-properties officeooo:rsid="000ccfde" officeooo:paragraph-rsid="000ccfde"/>
    </style:style>
    <style:style style:name="P4" style:family="paragraph" style:parent-style-name="Standard" style:list-style-name="L9">
      <style:text-properties officeooo:rsid="000ccfde" officeooo:paragraph-rsid="000ccfde"/>
    </style:style>
    <style:style style:name="P5" style:family="paragraph" style:parent-style-name="Standard" style:list-style-name="L10">
      <style:text-properties officeooo:rsid="000ccfde" officeooo:paragraph-rsid="000ccfde"/>
    </style:style>
    <style:style style:name="P6" style:family="paragraph" style:parent-style-name="Standard" style:list-style-name="L11">
      <style:text-properties officeooo:rsid="000ccfde" officeooo:paragraph-rsid="000ccfd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stes :</text:p>
      <text:list xml:id="list3264315010" text:style-name="L7">
        <text:list-item>
          <text:p text:style-name="P2">compte</text:p>
        </text:list-item>
        <text:list-item>
          <text:p text:style-name="P2">nom</text:p>
        </text:list-item>
        <text:list-item>
          <text:p text:style-name="P2">pres groupe / membres</text:p>
        </text:list-item>
        <text:list-item>
          <text:p text:style-name="P2">desc musique</text:p>
        </text:list-item>
        <text:list-item>
          <text:p text:style-name="P2">type musique</text:p>
        </text:list-item>
        <text:list-item>
          <text:p text:style-name="P2">desc offre (type de lieu / durée concert)</text:p>
        </text:list-item>
        <text:list-item>
          <text:p text:style-name="P2">zone geographique (regions / france entiere)</text:p>
        </text:list-item>
        <text:list-item>
          <text:p text:style-name="P2">prix</text:p>
        </text:list-item>
        <text:list-item>
          <text:p text:style-name="P2">mail</text:p>
        </text:list-item>
      </text:list>
      <text:p text:style-name="P1"/>
      <text:p text:style-name="P1">Organisateur :</text:p>
      <text:list xml:id="list1874573644" text:style-name="L8">
        <text:list-item>
          <text:p text:style-name="P3">compte</text:p>
        </text:list-item>
        <text:list-item>
          <text:p text:style-name="P3">nom</text:p>
        </text:list-item>
        <text:list-item>
          <text:p text:style-name="P3">ville</text:p>
        </text:list-item>
        <text:list-item>
          <text:p text:style-name="P3">desc du lieu</text:p>
        </text:list-item>
        <text:list-item>
          <text:p text:style-name="P3">mail</text:p>
        </text:list-item>
      </text:list>
      <text:p text:style-name="P1"/>
      <text:p text:style-name="P1">Concerts :</text:p>
      <text:list text:style-name="L9">
        <text:list-item>
          <text:p text:style-name="P4">type</text:p>
        </text:list-item>
        <text:list-item>
          <text:p text:style-name="P4">ville</text:p>
        </text:list-item>
        <text:list-item>
          <text:p text:style-name="P4">artiste</text:p>
        </text:list-item>
      </text:list>
      <text:p text:style-name="P1"/>
      <text:p text:style-name="P1">Conversation :</text:p>
      <text:list text:style-name="L10">
        <text:list-item>
          <text:p text:style-name="P5">message</text:p>
        </text:list-item>
        <text:list-item>
          <text:p text:style-name="P5">artiste</text:p>
        </text:list-item>
        <text:list-item>
          <text:p text:style-name="P5">collaborateur</text:p>
        </text:list-item>
        <text:list-item>
          <text:p text:style-name="P5">etat (en cours / arhivé)</text:p>
        </text:list-item>
      </text:list>
      <text:p text:style-name="P1"/>
      <text:p text:style-name="P1">Message :</text:p>
      <text:list xml:id="list966624466" text:style-name="L11">
        <text:list-item>
          <text:p text:style-name="P6">conversation</text:p>
        </text:list-item>
        <text:list-item>
          <text:p text:style-name="P6">etat (nouveau / lu )</text:p>
        </text:list-item>
        <text:list-item>
          <text:p text:style-name="P6">contenu</text:p>
        </text:list-item>
        <text:list-item>
          <text:p text:style-name="P6">auteur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6:28:05.827000000</dc:date>
    <meta:editing-duration>PT1H49M33S</meta:editing-duration>
    <meta:editing-cycles>1</meta:editing-cycles>
    <meta:document-statistic meta:table-count="0" meta:image-count="0" meta:object-count="0" meta:page-count="1" meta:paragraph-count="30" meta:word-count="87" meta:character-count="371" meta:non-whitespace-character-count="339"/>
    <meta:generator>LibreOffice/7.4.0.3$Windows_X86_64 LibreOffice_project/f85e47c08ddd19c015c0114a68350214f7066f5a</meta:generator>
  </office:meta>
</office:document-meta>
</file>